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59" table:style-name="ta1">
        <table:shapes>
          <draw:frame draw:z-index="0" draw:style-name="gr1" draw:text-style-name="P1" svg:width="159.99mm" svg:height="89.99mm" svg:x="124.22mm" svg:y="99.35mm">
            <loext:p draw:notify-on-update-of-ranges="test259.F1:test259.F1 test259.F2:test259.F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304.48mm" svg:y="0.01mm">
            <loext:p draw:notify-on-update-of-ranges="test259.C1:test259.C1 test259.C2:test259.C30 test259.D1:test259.D1 test259.D2:test259.D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304.48mm" svg:y="99.35mm">
            <loext:p draw:notify-on-update-of-ranges="test259.G1:test259.G1 test259.G2:test259.G3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124.64mm" svg:y="1mm">
            <loext:p draw:notify-on-update-of-ranges="test259.G1:test259.G1 test259.G2:test259.G30 test259.C1:test259.C1 test259.C2:test259.C30 test259.G1:test259.G1 test259.G2:test259.G30 test259.D1:test259.D1 test259.D2:test259.D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32:54</text:p>
          </table:table-cell>
          <table:table-cell office:value-type="float" office:value="0.002681" calcext:value-type="float">
            <text:p>0.002681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274" calcext:value-type="float">
            <text:p>327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32:55</text:p>
          </table:table-cell>
          <table:table-cell office:value-type="float" office:value="0.002396" calcext:value-type="float">
            <text:p>0.002396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565" calcext:value-type="float">
            <text:p>256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32:56</text:p>
          </table:table-cell>
          <table:table-cell office:value-type="float" office:value="0.001701" calcext:value-type="float">
            <text:p>0.001701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3394" calcext:value-type="float">
            <text:p>339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32:57</text:p>
          </table:table-cell>
          <table:table-cell office:value-type="float" office:value="0.001806" calcext:value-type="float">
            <text:p>0.001806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2809" calcext:value-type="float">
            <text:p>280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32:58</text:p>
          </table:table-cell>
          <table:table-cell office:value-type="float" office:value="0.001657" calcext:value-type="float">
            <text:p>0.001657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32:59</text:p>
          </table:table-cell>
          <table:table-cell office:value-type="float" office:value="1.814935" calcext:value-type="float">
            <text:p>1.814935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" calcext:value-type="float">
            <text:p>0</text:p>
          </table:table-cell>
          <table:table-cell office:value-type="float" office:value="3138" calcext:value-type="float">
            <text:p>3138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33:00</text:p>
          </table:table-cell>
          <table:table-cell office:value-type="float" office:value="18.011372" calcext:value-type="float">
            <text:p>18.011372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2230" calcext:value-type="float">
            <text:p>223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33:01</text:p>
          </table:table-cell>
          <table:table-cell office:value-type="float" office:value="36.557668" calcext:value-type="float">
            <text:p>36.557668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33:02</text:p>
          </table:table-cell>
          <table:table-cell office:value-type="float" office:value="0.620228" calcext:value-type="float">
            <text:p>0.620228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519" calcext:value-type="float">
            <text:p>351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33:03</text:p>
          </table:table-cell>
          <table:table-cell office:value-type="float" office:value="4.862059" calcext:value-type="float">
            <text:p>4.862059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233" calcext:value-type="float">
            <text:p>323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33:04</text:p>
          </table:table-cell>
          <table:table-cell office:value-type="float" office:value="3.610267" calcext:value-type="float">
            <text:p>3.610267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" calcext:value-type="float">
            <text:p>0</text:p>
          </table:table-cell>
          <table:table-cell office:value-type="float" office:value="3217" calcext:value-type="float">
            <text:p>321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33:05</text:p>
          </table:table-cell>
          <table:table-cell office:value-type="float" office:value="4.46301" calcext:value-type="float">
            <text:p>4.46301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33:06</text:p>
          </table:table-cell>
          <table:table-cell office:value-type="float" office:value="45.941576" calcext:value-type="float">
            <text:p>45.941576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2312" calcext:value-type="float">
            <text:p>23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33: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33:18</text:p>
          </table:table-cell>
          <table:table-cell office:value-type="float" office:value="35.491845" calcext:value-type="float">
            <text:p>35.49184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1870" calcext:value-type="float">
            <text:p>18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33:19</text:p>
          </table:table-cell>
          <table:table-cell office:value-type="float" office:value="35.917158" calcext:value-type="float">
            <text:p>35.917158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3818" calcext:value-type="float">
            <text:p>38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33: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33:29</text:p>
          </table:table-cell>
          <table:table-cell office:value-type="float" office:value="29.837539" calcext:value-type="float">
            <text:p>29.8375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33:31</text:p>
          </table:table-cell>
          <table:table-cell office:value-type="float" office:value="0.151827" calcext:value-type="float">
            <text:p>0.1518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33:32</text:p>
          </table:table-cell>
          <table:table-cell office:value-type="float" office:value="1.340133" calcext:value-type="float">
            <text:p>1.340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33:33</text:p>
          </table:table-cell>
          <table:table-cell office:value-type="float" office:value="4.285981" calcext:value-type="float">
            <text:p>4.285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33:34</text:p>
          </table:table-cell>
          <table:table-cell office:value-type="float" office:value="4.015525" calcext:value-type="float">
            <text:p>4.015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33:35</text:p>
          </table:table-cell>
          <table:table-cell office:value-type="float" office:value="3.384091" calcext:value-type="float">
            <text:p>3.3840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33:36</text:p>
          </table:table-cell>
          <table:table-cell office:value-type="float" office:value="2.813641" calcext:value-type="float">
            <text:p>2.8136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33:37</text:p>
          </table:table-cell>
          <table:table-cell office:value-type="float" office:value="2.701588" calcext:value-type="float">
            <text:p>2.701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33:38</text:p>
          </table:table-cell>
          <table:table-cell office:value-type="float" office:value="2.494473" calcext:value-type="float">
            <text:p>2.4944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33:39</text:p>
          </table:table-cell>
          <table:table-cell office:value-type="float" office:value="2.144399" calcext:value-type="float">
            <text:p>2.144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33:40</text:p>
          </table:table-cell>
          <table:table-cell office:value-type="float" office:value="1.10518" calcext:value-type="float">
            <text:p>1.105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5:33:41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10:43:28.792620984</dc:date>
    <meta:editing-duration>PT9M14S</meta:editing-duration>
    <meta:editing-cycles>2</meta:editing-cycles>
    <meta:generator>LibreOffice/5.4.0.3$Linux_X86_64 LibreOffice_project/7556cbc6811c9d992f4064ab9287069087d7f62c</meta:generator>
    <meta:document-statistic meta:table-count="1" meta:cell-count="21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test259.G1:test259.G30 test259.C1:test259.D30" chart:data-source-has-labels="row" svg:x="0.32cm" svg:y="0.18cm" svg:width="13.361cm" svg:height="8.64cm">
          <chartooo:coordinate-region svg:x="0.941cm" svg:y="0.354cm" svg:width="12.46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259.C2:test259.C30" chart:label-cell-address="test259.C1:test259.C1" chart:class="chart:scatter">
            <chart:domain table:cell-range-address="test259.G2:test259.G30"/>
            <chart:data-point chart:repeated="29"/>
          </chart:series>
          <chart:series chart:style-name="ch7" chart:values-cell-range-address="test259.D2:test259.D30" chart:label-cell-address="test259.D1:test259.D1" chart:class="chart:scatter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59.C1:test259.C1</svg:desc>
                </draw:g>
              </table:table-cell>
              <table:table-cell office:value-type="string">
                <text:p>xfertime</text:p>
                <draw:g>
                  <svg:desc>test259.D1:test259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test259.G2:test259.G30</svg:desc>
                </draw:g>
              </table:table-cell>
              <table:table-cell office:value-type="float" office:value="0.002681">
                <text:p>0.002681</text:p>
                <draw:g>
                  <svg:desc>test259.C2:test259.C30</svg:desc>
                </draw:g>
              </table:table-cell>
              <table:table-cell office:value-type="float" office:value="0.000142">
                <text:p>0.000142</text:p>
                <draw:g>
                  <svg:desc>test259.D2:test259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">
                <text:p>199</text:p>
              </table:table-cell>
              <table:table-cell office:value-type="float" office:value="0.002396">
                <text:p>0.002396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">
                <text:p>199</text:p>
              </table:table-cell>
              <table:table-cell office:value-type="float" office:value="0.001701">
                <text:p>0.001701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">
                <text:p>199</text:p>
              </table:table-cell>
              <table:table-cell office:value-type="float" office:value="0.001806">
                <text:p>0.001806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">
                <text:p>199</text:p>
              </table:table-cell>
              <table:table-cell office:value-type="float" office:value="0.001657">
                <text:p>0.00165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">
                <text:p>327</text:p>
              </table:table-cell>
              <table:table-cell office:value-type="float" office:value="1.814935">
                <text:p>1.814935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9">
                <text:p>399</text:p>
              </table:table-cell>
              <table:table-cell office:value-type="float" office:value="18.011372">
                <text:p>18.011372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7">
                <text:p>237</text:p>
              </table:table-cell>
              <table:table-cell office:value-type="float" office:value="36.557668">
                <text:p>36.557668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">
                <text:p>44</text:p>
              </table:table-cell>
              <table:table-cell office:value-type="float" office:value="0.620228">
                <text:p>0.620228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4.862059">
                <text:p>4.862059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">
                <text:p>66</text:p>
              </table:table-cell>
              <table:table-cell office:value-type="float" office:value="3.610267">
                <text:p>3.610267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4.46301">
                <text:p>4.46301</text:p>
              </table:table-cell>
              <table:table-cell office:value-type="float" office:value="0.000272">
                <text:p>0.000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45.941576">
                <text:p>45.941576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35.491845">
                <text:p>35.491845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35.917158">
                <text:p>35.917158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9.837539">
                <text:p>29.837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.151827">
                <text:p>0.151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4">
                <text:p>174</text:p>
              </table:table-cell>
              <table:table-cell office:value-type="float" office:value="1.340133">
                <text:p>1.340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4">
                <text:p>174</text:p>
              </table:table-cell>
              <table:table-cell office:value-type="float" office:value="4.285981">
                <text:p>4.285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1">
                <text:p>231</text:p>
              </table:table-cell>
              <table:table-cell office:value-type="float" office:value="4.015525">
                <text:p>4.015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4">
                <text:p>234</text:p>
              </table:table-cell>
              <table:table-cell office:value-type="float" office:value="3.384091">
                <text:p>3.384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">
                <text:p>194</text:p>
              </table:table-cell>
              <table:table-cell office:value-type="float" office:value="2.813641">
                <text:p>2.813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4">
                <text:p>244</text:p>
              </table:table-cell>
              <table:table-cell office:value-type="float" office:value="2.701588">
                <text:p>2.701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6">
                <text:p>86</text:p>
              </table:table-cell>
              <table:table-cell office:value-type="float" office:value="2.494473">
                <text:p>2.494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2.144399">
                <text:p>2.144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1.10518">
                <text:p>1.10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27cm" style:legend-expansion="high" chart:style-name="ch2"/>
        <chart:plot-area chart:style-name="ch3" table:cell-range-address="test259.F1:test259.F30" chart:data-source-has-labels="row" svg:x="0.32cm" svg:y="0.18cm" svg:width="13.758cm" svg:height="8.64cm">
          <chartooo:coordinate-region svg:x="1.312cm" svg:y="0.353cm" svg:width="12.766cm" svg:height="7.8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59.F2:test259.F30" chart:label-cell-address="test259.F1:test259.F1" chart:class="chart:bar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259.F1:test259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74">
                <text:p>3274</text:p>
                <draw:g>
                  <svg:desc>test259.F2:test259.F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5">
                <text:p>2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19">
                <text:p>3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33">
                <text:p>3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259.C1:test259.D30" chart:data-source-has-labels="row" svg:x="0.32cm" svg:y="0.18cm" svg:width="13.361cm" svg:height="8.64cm">
          <chartooo:coordinate-region svg:x="0.941cm" svg:y="0.354cm" svg:width="12.74cm" svg:height="7.8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59.C2:test259.C30" chart:label-cell-address="test259.C1:test259.C1" chart:class="chart:bar">
            <chart:data-point chart:repeated="29"/>
          </chart:series>
          <chart:series chart:style-name="ch8" chart:values-cell-range-address="test259.D2:test259.D30" chart:label-cell-address="test259.D1:test259.D1" chart:class="chart:bar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59.C1:test259.C1</svg:desc>
                </draw:g>
              </table:table-cell>
              <table:table-cell office:value-type="string">
                <text:p>xfertime</text:p>
                <draw:g>
                  <svg:desc>test259.D1:test259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681">
                <text:p>0.002681</text:p>
                <draw:g>
                  <svg:desc>test259.C2:test259.C30</svg:desc>
                </draw:g>
              </table:table-cell>
              <table:table-cell office:value-type="float" office:value="0.000142">
                <text:p>0.000142</text:p>
                <draw:g>
                  <svg:desc>test259.D2:test259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96">
                <text:p>0.002396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701">
                <text:p>0.001701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806">
                <text:p>0.001806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657">
                <text:p>0.00165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14935">
                <text:p>1.814935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011372">
                <text:p>18.011372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557668">
                <text:p>36.557668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228">
                <text:p>0.620228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862059">
                <text:p>4.862059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10267">
                <text:p>3.610267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6301">
                <text:p>4.46301</text:p>
              </table:table-cell>
              <table:table-cell office:value-type="float" office:value="0.000272">
                <text:p>0.000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941576">
                <text:p>45.941576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.491845">
                <text:p>35.491845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.917158">
                <text:p>35.917158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.837539">
                <text:p>29.837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1827">
                <text:p>0.151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40133">
                <text:p>1.340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85981">
                <text:p>4.285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015525">
                <text:p>4.015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384091">
                <text:p>3.384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13641">
                <text:p>2.813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01588">
                <text:p>2.701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494473">
                <text:p>2.494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44399">
                <text:p>2.144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0518">
                <text:p>1.10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test259.G1:test259.G30" chart:data-source-has-labels="row" svg:x="0.32cm" svg:y="0.18cm" svg:width="12.726cm" svg:height="8.64cm">
          <chartooo:coordinate-region svg:x="1.127cm" svg:y="0.353cm" svg:width="11.919cm" svg:height="7.8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59.G2:test259.G30" chart:label-cell-address="test259.G1:test259.G1" chart:class="chart:bar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59.G1:test259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test259.G2:test259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